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36.00pt" fo:text-indent="0.00pt"/>
    </style:style>
    <style:style style:name="P10" style:family="paragraph">
      <style:paragraph-properties fo:line-height="100.00%" fo:text-align="left" fo:margin-top="12.00pt" fo:margin-bottom="12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12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top="12.00pt" fo:margin-bottom="12.00pt"/>
    </style:style>
    <style:style style:name="P16" style:family="paragraph">
      <style:paragraph-properties fo:line-height="100.00%" fo:text-align="left" fo:margin-top="12.00pt"/>
    </style:style>
    <style:style style:name="P17" style:family="paragraph">
      <style:paragraph-properties fo:line-height="100.00%" fo:text-align="left" fo:margin-left="72.00pt" fo:text-indent="0.00pt" fo:margin-top="12.00pt" fo:margin-bottom="12.00pt"/>
    </style:style>
    <style:style style:name="P18" style:family="paragraph">
      <style:paragraph-properties fo:line-height="100.00%" fo:text-align="left" fo:margin-top="12.00pt" fo:margin-bottom="12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4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5"/></text:span><text:span text:style-name="T9">SequenceDiagrams-v0.1</text:span></text:p>
      <text:p text:style-name="P7"><text:span text:style-name="T10"><text:s text:c="8"/>Contributors:<text:s/></text:span><text:span text:style-name="T11">Βλάχος Σπύρος, Διπλούδης Ιωάννης, Θεοδώρου Μιχάλης, Πολυδώρου Μαύρα, Φραγκούλης Χρήστος</text:span></text:p>
      <text:p text:style-name="P8"><text:span text:style-name="T12"/></text:p>
      <text:p text:style-name="P8"><text:span text:style-name="T12"/></text:p>
      <text:p text:style-name="P9"><text:span text:style-name="T12"/></text:p>
      <text:p text:style-name="P9"><text:span text:style-name="T12"/></text:p>
      <text:p text:style-name="P10"><text:span text:style-name="T13">Μέλη</text:span></text:p>
      <text:list text:style-name="L11">
        <text:list-item>
          <text:p text:style-name="P11"><text:span text:style-name="T14"><text:s/></text:span><text:span text:style-name="T15">Βλάχος Σπύρος<text:s text:c="2"/>ΑΜ: 1067377</text:span></text:p>
        </text:list-item>
        <text:list-item>
          <text:p text:style-name="P12"><text:span text:style-name="T15">Διπλούδης Ιωάννης ΑΜ: 1067397</text:span></text:p>
        </text:list-item>
        <text:list-item>
          <text:p text:style-name="P12"><text:span text:style-name="T15">Θεοδώρου Μιχάλης ΑΜ: 1067391</text:span></text:p>
        </text:list-item>
        <text:list-item>
          <text:p text:style-name="P12"><text:span text:style-name="T15">Πολυδώρου Μαύρα ΑΜ: 1064885</text:span></text:p>
        </text:list-item>
        <text:list-item>
          <text:p text:style-name="P13"><text:span text:style-name="T15">Φραγκούλης Χρήστος ΑΜ:1070776</text:span></text:p>
        </text:list-item>
      </text:list>
      <text:p text:style-name="P14"><text:span text:style-name="T16"/></text:p>
      <text:p text:style-name="P14"><text:span text:style-name="T16"/></text:p>
      <text:p text:style-name="P15"><text:span text:style-name="T17">Περιεχόμενα:</text:span></text:p>
      <text:p text:style-name="P16"><text:span text:style-name="T18"/></text:p>
      <text:p text:style-name="P17"><text:span text:style-name="T19">1<text:s/></text:span><text:span text:style-name="T20">Αξιολόγηση εμπειρογνώμονα</text:span></text:p>
      <text:p text:style-name="P17"><text:span text:style-name="T21">2<text:s/></text:span><text:span text:style-name="T22">Έγκριση-αξιολόγηση για την δημιουργία expert ενός χρήστη</text:span></text:p>
      <text:p text:style-name="P17"><text:span text:style-name="T23">3<text:s/></text:span><text:span text:style-name="T24">Δημιουργια δημοπρασιας</text:span></text:p>
      <text:p text:style-name="P17"><text:span text:style-name="T25">4<text:s/></text:span><text:span text:style-name="T26">Πρόσληψη εμπειρογνώμονα από buyer</text:span></text:p>
      <text:p text:style-name="P17"><text:span text:style-name="T27">5<text:s/></text:span><text:span text:style-name="T28">Εξέλιξη Δημοπρασίας</text:span></text:p>
      <text:p text:style-name="P17"><text:span text:style-name="T29">6<text:s/></text:span><text:span text:style-name="T30">Αλλαγή Σε Εταιρικό Προφίλ</text:span></text:p>
      <text:p text:style-name="P17"><text:span text:style-name="T31">7<text:s/></text:span><text:span text:style-name="T32">Αναβάθμιση και πρόκληση χρήστη</text:span></text:p>
      <text:p text:style-name="P17"><text:span text:style-name="T33">8<text:s/></text:span><text:span text:style-name="T34">Συμμετοχή σε live Δημοπρασία</text:span></text:p>
      <text:p text:style-name="P17"><text:span text:style-name="T35">9<text:s/></text:span><text:span text:style-name="T36">Δημιουργία Εκδήλωσης για Live Δημοπρασία</text:span></text:p>
      <text:p text:style-name="P17"><text:span text:style-name="T37">10<text:s/></text:span><text:span text:style-name="T38">Πληρωμή</text:span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40">1</text:span><text:span text:style-name="T41">.</text:span><text:span text:style-name="T42">Αξιολόγηση εμπειρογνώμονα</text:span><text:span text:style-name="T43"/></text:p>
      <text:p text:style-name="P19"><draw:frame text:anchor-type="as-char" svg:width="170.39mm" svg:height="68.26mm" style:rel-width="scale" style:rel-height="scale"><draw:object-ole xlink:href="OleObj4"/><draw:image xlink:href="ObjectReplacements/OleObj4"/></draw:frame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5">2</text:span><text:span text:style-name="T46">.</text:span><text:span text:style-name="T47">Έγκριση-αξιολόγηση για την δημιουργία expert ενός χρήστη</text:span><text:span text:style-name="T48"/></text:p>
      <text:p text:style-name="P19"><draw:frame text:anchor-type="as-char" svg:width="175.95mm" svg:height="162.45mm" style:rel-width="scale" style:rel-height="scale"><draw:object-ole xlink:href="OleObj5"/><draw:image xlink:href="ObjectReplacements/OleObj5"/></draw:frame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49"/></text:p>
      <text:p text:style-name="P19"><text:span text:style-name="T50">3</text:span><text:span text:style-name="T51">.</text:span><text:span text:style-name="T52">Δημιουργια δημοπρασιας</text:span><text:span text:style-name="T53"/></text:p>
      <text:p text:style-name="P19"><draw:frame text:anchor-type="as-char" svg:width="175.95mm" svg:height="147.64mm" style:rel-width="scale" style:rel-height="scale"><draw:object-ole xlink:href="OleObj6"/><draw:image xlink:href="ObjectReplacements/OleObj6"/></draw:frame><text:span text:style-name="T54"/></text:p>
      <text:p text:style-name="P19"><draw:frame text:anchor-type="as-char" svg:width="159.28mm" svg:height="127.26mm" style:rel-width="scale" style:rel-height="scale"><draw:object-ole xlink:href="OleObj7"/><draw:image xlink:href="ObjectReplacements/OleObj7"/></draw:frame><text:span text:style-name="T54"/></text:p>
      <text:p text:style-name="P19"><text:span text:style-name="T54"/></text:p>
      <text:p text:style-name="P19"><text:span text:style-name="T55">4.</text:span><text:span text:style-name="T56"><text:s/></text:span><text:span text:style-name="T57">Πρόσληψη εμπειρογνώμονα από buyer</text:span></text:p>
      <text:p text:style-name="P19"><draw:frame text:anchor-type="as-char" svg:width="175.95mm" svg:height="118.00mm" style:rel-width="scale" style:rel-height="scale"><draw:object-ole xlink:href="OleObj8"/><draw:image xlink:href="ObjectReplacements/OleObj8"/></draw:frame><text:span text:style-name="T58"/></text:p>
      <text:p text:style-name="P19"><text:span text:style-name="T58"/></text:p>
      <text:p text:style-name="P19"><text:span text:style-name="T59">5.</text:span><text:span text:style-name="T60"><text:s/></text:span><text:span text:style-name="T61">Εξέλιξη Δημοπρασίας</text:span></text:p>
      <text:p text:style-name="P19"><draw:frame text:anchor-type="as-char" svg:width="175.95mm" svg:height="201.08mm" style:rel-width="scale" style:rel-height="scale"><draw:object-ole xlink:href="OleObj9"/><draw:image xlink:href="ObjectReplacements/OleObj9"/></draw:frame><text:span text:style-name="T62"/></text:p>
      <text:p text:style-name="P19"><text:span text:style-name="T62"/></text:p>
      <text:p text:style-name="P19"><text:span text:style-name="T63">6</text:span><text:span text:style-name="T64">.</text:span><text:span text:style-name="T65">Αλλαγή Σε Εταιρικό Προφίλ</text:span></text:p>
      <text:p text:style-name="P20"><draw:frame text:anchor-type="as-char" svg:width="152.40mm" svg:height="95.78mm" style:rel-width="scale" style:rel-height="scale"><draw:object-ole xlink:href="OleObj10"/><draw:image xlink:href="ObjectReplacements/OleObj10"/></draw:frame><text:span text:style-name="T66"/></text:p>
      <text:p text:style-name="P21"><text:span text:style-name="T66"/></text:p>
      <text:p text:style-name="P21"><text:span text:style-name="T66"/></text:p>
      <text:p text:style-name="P21"><text:span text:style-name="T67">7.</text:span><text:span text:style-name="T68">Αναβάθμιση και πρόκληση χρήστη</text:span></text:p>
      <text:p text:style-name="P22"><draw:frame text:anchor-type="as-char" svg:width="152.40mm" svg:height="86.52mm" style:rel-width="scale" style:rel-height="scale"><draw:object-ole xlink:href="OleObj11"/><draw:image xlink:href="ObjectReplacements/OleObj11"/></draw:frame><text:span text:style-name="T69"/></text:p>
      <text:p text:style-name="P23"><text:span text:style-name="T69"/></text:p>
      <text:p text:style-name="P23"><text:span text:style-name="T69"/></text:p>
      <text:p text:style-name="P23"><text:span text:style-name="T69"/></text:p>
      <text:p text:style-name="P23"><text:span text:style-name="T70">8</text:span><text:span text:style-name="T71">.</text:span><text:span text:style-name="T72">Συμμετοχή σε live Δημοπρασία</text:span><text:span text:style-name="T73"/></text:p>
      <text:p text:style-name="P23"><text:span text:style-name="T74"/></text:p>
      <text:p text:style-name="P23"><text:span text:style-name="T75">9</text:span><text:span text:style-name="T76">.</text:span><text:span text:style-name="T77">Δημιουργία Εκδήλωσης για Live Δημοπρασία</text:span><text:span text:style-name="T78"/></text:p>
      <text:p text:style-name="P23"><text:span text:style-name="T79"/></text:p>
      <text:p text:style-name="P23"><text:span text:style-name="T80">10</text:span><text:span text:style-name="T81">.</text:span><text:span text:style-name="T82">Πληρωμή</text:span><text:span text:style-name="T83"/></text:p>
      <text:p text:style-name="P23"><text:span text:style-name="T84"/></text:p>
      <text:p text:style-name="P23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